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569in" table:align="righ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5.596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35in" style:rel-column-width="1590*"/>
    </style:style>
    <style:style style:name="Table2.B" style:family="table-column">
      <style:table-column-properties style:column-width="5.5896in" style:rel-column-width="805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035in" style:rel-column-width="1590*"/>
    </style:style>
    <style:style style:name="Table3.B" style:family="table-column">
      <style:table-column-properties style:column-width="5.5896in" style:rel-column-width="805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035in" style:rel-column-width="1590*"/>
    </style:style>
    <style:style style:name="Table4.B" style:family="table-column">
      <style:table-column-properties style:column-width="5.5896in" style:rel-column-width="805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035in" style:rel-column-width="1590*"/>
    </style:style>
    <style:style style:name="Table5.B" style:family="table-column">
      <style:table-column-properties style:column-width="5.5896in" style:rel-column-width="805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035in" style:rel-column-width="1590*"/>
    </style:style>
    <style:style style:name="Table6.B" style:family="table-column">
      <style:table-column-properties style:column-width="5.5896in" style:rel-column-width="805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035in" style:rel-column-width="1590*"/>
    </style:style>
    <style:style style:name="Table7.B" style:family="table-column">
      <style:table-column-properties style:column-width="5.5896in" style:rel-column-width="805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035in" style:rel-column-width="1590*"/>
    </style:style>
    <style:style style:name="Table8.B" style:family="table-column">
      <style:table-column-properties style:column-width="5.5896in" style:rel-column-width="805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035in" style:rel-column-width="1590*"/>
    </style:style>
    <style:style style:name="Table9.B" style:family="table-column">
      <style:table-column-properties style:column-width="5.5896in" style:rel-column-width="805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1035in" style:rel-column-width="1590*"/>
    </style:style>
    <style:style style:name="Table10.B" style:family="table-column">
      <style:table-column-properties style:column-width="5.5896in" style:rel-column-width="805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035in" style:rel-column-width="1590*"/>
    </style:style>
    <style:style style:name="Table11.B" style:family="table-column">
      <style:table-column-properties style:column-width="5.5896in" style:rel-column-width="8055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1035in" style:rel-column-width="1590*"/>
    </style:style>
    <style:style style:name="Table12.B" style:family="table-column">
      <style:table-column-properties style:column-width="5.5896in" style:rel-column-width="8055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1035in" style:rel-column-width="1590*"/>
    </style:style>
    <style:style style:name="Table13.B" style:family="table-column">
      <style:table-column-properties style:column-width="5.5896in" style:rel-column-width="805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1035in" style:rel-column-width="1590*"/>
    </style:style>
    <style:style style:name="Table14.B" style:family="table-column">
      <style:table-column-properties style:column-width="5.5896in" style:rel-column-width="8055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1035in" style:rel-column-width="1590*"/>
    </style:style>
    <style:style style:name="Table15.B" style:family="table-column">
      <style:table-column-properties style:column-width="5.5896in" style:rel-column-width="8055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1035in" style:rel-column-width="1590*"/>
    </style:style>
    <style:style style:name="Table16.B" style:family="table-column">
      <style:table-column-properties style:column-width="5.5896in" style:rel-column-width="8055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1035in" style:rel-column-width="1590*"/>
    </style:style>
    <style:style style:name="Table17.B" style:family="table-column">
      <style:table-column-properties style:column-width="5.5896in" style:rel-column-width="8055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6a821" officeooo:paragraph-rsid="0006a821"/>
    </style:style>
    <style:style style:name="P2" style:family="paragraph" style:parent-style-name="Table_20_Contents">
      <style:text-properties officeooo:rsid="00072c02" officeooo:paragraph-rsid="0009e74a"/>
    </style:style>
    <style:style style:name="P3" style:family="paragraph" style:parent-style-name="Table_20_Contents">
      <style:text-properties officeooo:rsid="00072c02" officeooo:paragraph-rsid="00072c02"/>
    </style:style>
    <style:style style:name="P4" style:family="paragraph" style:parent-style-name="Table_20_Contents">
      <style:text-properties officeooo:rsid="0009e74a" officeooo:paragraph-rsid="0009e74a"/>
    </style:style>
    <style:style style:name="P5" style:family="paragraph" style:parent-style-name="Table_20_Contents" style:list-style-name="L1">
      <style:text-properties officeooo:rsid="00072c02" officeooo:paragraph-rsid="00072c02"/>
    </style:style>
    <style:style style:name="P6" style:family="paragraph" style:parent-style-name="Table_20_Contents">
      <style:text-properties officeooo:rsid="0007dff2" officeooo:paragraph-rsid="0007dff2"/>
    </style:style>
    <style:style style:name="P7" style:family="paragraph" style:parent-style-name="Table_20_Contents">
      <style:text-properties officeooo:paragraph-rsid="0007dff2"/>
    </style:style>
    <style:style style:name="P8" style:family="paragraph" style:parent-style-name="Table_20_Contents" style:list-style-name="L1">
      <style:text-properties officeooo:rsid="0007dff2" officeooo:paragraph-rsid="0007dff2"/>
    </style:style>
    <style:style style:name="P9" style:family="paragraph" style:parent-style-name="Standard">
      <style:text-properties officeooo:paragraph-rsid="0006a821"/>
    </style:style>
    <style:style style:name="P10" style:family="paragraph" style:parent-style-name="Table_20_Contents">
      <style:text-properties officeooo:rsid="0009d621" officeooo:paragraph-rsid="0009d621"/>
    </style:style>
    <style:style style:name="P11" style:family="paragraph" style:parent-style-name="Table_20_Contents" style:list-style-name="L1">
      <style:text-properties officeooo:rsid="0009d621" officeooo:paragraph-rsid="0009d621"/>
    </style:style>
    <style:style style:name="P12" style:family="paragraph" style:parent-style-name="Table_20_Contents" style:list-style-name="L1">
      <style:text-properties officeooo:rsid="0009e74a" officeooo:paragraph-rsid="0009e74a"/>
    </style:style>
    <style:style style:name="P13" style:family="paragraph" style:parent-style-name="Table_20_Contents">
      <style:text-properties officeooo:rsid="000b3844" officeooo:paragraph-rsid="000b3844"/>
    </style:style>
    <style:style style:name="P14" style:family="paragraph" style:parent-style-name="Table_20_Contents" style:list-style-name="L1">
      <style:text-properties officeooo:rsid="000b3844" officeooo:paragraph-rsid="000b3844"/>
    </style:style>
    <style:style style:name="P15" style:family="paragraph" style:parent-style-name="Table_20_Contents" style:list-style-name="L1">
      <style:text-properties officeooo:rsid="0009d621" officeooo:paragraph-rsid="000b3844"/>
    </style:style>
    <style:style style:name="P16" style:family="paragraph" style:parent-style-name="Table_20_Contents">
      <style:text-properties officeooo:paragraph-rsid="0006a821"/>
    </style:style>
    <style:style style:name="P17" style:family="paragraph" style:parent-style-name="Table_20_Contents" style:list-style-name="L1">
      <style:text-properties officeooo:paragraph-rsid="0006a821"/>
    </style:style>
    <style:style style:name="P18" style:family="paragraph" style:parent-style-name="Standard">
      <style:paragraph-properties fo:break-before="page"/>
      <style:text-properties officeooo:paragraph-rsid="0006a821"/>
    </style:style>
    <style:style style:name="T1" style:family="text">
      <style:text-properties officeooo:rsid="0009e74a"/>
    </style:style>
    <style:style style:name="T2" style:family="text">
      <style:text-properties officeooo:rsid="0007dff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9d621"/>
    </style:style>
    <style:style style:name="T5" style:family="text">
      <style:text-properties officeooo:rsid="000b38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:</text:p>
          </table:table-cell>
          <table:table-cell table:style-name="Table1.B1" office:value-type="string">
            <text:p text:style-name="P2">S2-<text:span text:style-name="T1">1</text:span></text:p>
          </table:table-cell>
        </table:table-row>
        <table:table-row>
          <table:table-cell table:style-name="Table1.A2" office:value-type="string">
            <text:p text:style-name="P1">Title:</text:p>
          </table:table-cell>
          <table:table-cell table:style-name="Table1.B2" office:value-type="string">
            <text:p text:style-name="P3">Viewing <text:span text:style-name="T2">i</text:span>nformation as an <text:span text:style-name="T2">u</text:span>nregistered <text:span text:style-name="T2">u</text:span>ser</text:p>
          </table:table-cell>
        </table:table-row>
        <table:table-row>
          <table:table-cell table:style-name="Table1.A2" office:value-type="string">
            <text:p text:style-name="P1">Description:</text:p>
          </table:table-cell>
          <table:table-cell table:style-name="Table1.B2" office:value-type="string">
            <text:p text:style-name="P3"><text:span text:style-name="Strong_20_Emphasis"><text:span text:style-name="T3">As an</text:span></text:span> unregistered user<text:line-break/><text:span text:style-name="Strong_20_Emphasis"><text:span text:style-name="T3">I want to</text:span></text:span> see all currently active vehicles displayed on the home page, along with their positions on a map<text:line-break/><text:span text:style-name="Strong_20_Emphasis"><text:span text:style-name="T3">So that</text:span></text:span><text:span text:style-name="T3"> I</text:span> can quickly understand which vehicles are available or occupied without creating an account.</text:p>
            <text:p text:style-name="P3"/>
            <text:p text:style-name="P4">Specification: 2.1.1</text:p>
          </table:table-cell>
        </table:table-row>
        <table:table-row>
          <table:table-cell table:style-name="Table1.A2" office:value-type="string">
            <text:p text:style-name="P1">Acceptence:</text:p>
          </table:table-cell>
          <table:table-cell table:style-name="Table1.B2" office:value-type="string">
            <text:list text:style-name="L1">
              <text:list-item>
                <text:p text:style-name="P5">When an unregistered user opens the application, the home page is displayed by default.</text:p>
              </text:list-item>
              <text:list-item>
                <text:p text:style-name="P5">All currently active vehicles are shown on the map.</text:p>
              </text:list-item>
              <text:list-item>
                <text:p text:style-name="P5">Each vehicle is represented by a marker or icon on the map.</text:p>
              </text:list-item>
              <text:list-item>
                <text:p text:style-name="P5">Each vehicle clearly indicates whether it is: <text:span text:style-name="T2">available or occupied</text:span></text:p>
              </text:list-item>
              <text:list-item>
                <text:p text:style-name="P5">The position and status of the vehicles should update automatically or upon page refresh.</text:p>
              </text:list-item>
              <text:list-item>
                <text:p text:style-name="P5">The user can access this information without registration or authentication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ID:</text:p>
          </table:table-cell>
          <table:table-cell table:style-name="Table2.B1" office:value-type="string">
            <text:p text:style-name="P6">S3.<text:span text:style-name="T1">1</text:span></text:p>
          </table:table-cell>
        </table:table-row>
        <table:table-row>
          <table:table-cell table:style-name="Table2.A2" office:value-type="string">
            <text:p text:style-name="P1">Title:</text:p>
          </table:table-cell>
          <table:table-cell table:style-name="Table2.B2" office:value-type="string">
            <text:p text:style-name="P6">Time estimate for unregistered user</text:p>
          </table:table-cell>
        </table:table-row>
        <table:table-row>
          <table:table-cell table:style-name="Table2.A2" office:value-type="string">
            <text:p text:style-name="P1">Description:</text:p>
          </table:table-cell>
          <table:table-cell table:style-name="Table2.B2" office:value-type="string">
            <text:p text:style-name="P7">As an <text:span text:style-name="Emphasis">unregistered user</text:span>, </text:p>
            <text:p text:style-name="P7">I want to enter a start and end location </text:p>
            <text:p text:style-name="P7">so that I can see estimated time</text:p>
            <text:p text:style-name="P7"/>
            <text:p text:style-name="P4">Specification: 2.1.2</text:p>
          </table:table-cell>
        </table:table-row>
        <table:table-row>
          <table:table-cell table:style-name="Table2.A2" office:value-type="string">
            <text:p text:style-name="P1">Acceptence:</text:p>
          </table:table-cell>
          <table:table-cell table:style-name="Table2.B2" office:value-type="string">
            <text:list text:continue-numbering="true" text:style-name="L1">
              <text:list-item>
                <text:p text:style-name="P8">User can enter starting point and destination</text:p>
              </text:list-item>
              <text:list-item>
                <text:p text:style-name="P8">Best route is calculated and shown on a map</text:p>
              </text:list-item>
              <text:list-item>
                <text:p text:style-name="P8">Time estimate is displayed to the user</text:p>
              </text:list-item>
              <text:list-item>
                <text:p text:style-name="P8">CTA button is displayed <text:span text:style-name="T4">(“Register to book”)</text:span></text:p>
              </text:list-item>
            </text:list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ID:</text:p>
          </table:table-cell>
          <table:table-cell table:style-name="Table3.B1" office:value-type="string">
            <text:p text:style-name="P10">S3.<text:span text:style-name="T1">2</text:span></text:p>
          </table:table-cell>
        </table:table-row>
        <table:table-row>
          <table:table-cell table:style-name="Table3.A2" office:value-type="string">
            <text:p text:style-name="P1">Title:</text:p>
          </table:table-cell>
          <table:table-cell table:style-name="Table3.B2" office:value-type="string">
            <text:p text:style-name="P10">Login into the system</text:p>
          </table:table-cell>
        </table:table-row>
        <table:table-row>
          <table:table-cell table:style-name="Table3.A2" office:value-type="string">
            <text:p text:style-name="P1">Description:</text:p>
          </table:table-cell>
          <table:table-cell table:style-name="Table3.B2" office:value-type="string">
            <text:p text:style-name="P10">As a user</text:p>
            <text:p text:style-name="P10">I want to login to the system</text:p>
            <text:p text:style-name="P10">so that I can use all functionalities</text:p>
            <text:p text:style-name="P10"/>
            <text:p text:style-name="P4">Specification: 2.2.1</text:p>
          </table:table-cell>
        </table:table-row>
        <table:table-row>
          <table:table-cell table:style-name="Table3.A2" office:value-type="string">
            <text:p text:style-name="P1">Acceptence:</text:p>
          </table:table-cell>
          <table:table-cell table:style-name="Table3.B2" office:value-type="string">
            <text:list text:continue-numbering="true" text:style-name="L1">
              <text:list-item>
                <text:p text:style-name="P11">Login form is displayed</text:p>
              </text:list-item>
              <text:list-item>
                <text:p text:style-name="P11">User’s input is validated</text:p>
              </text:list-item>
              <text:list-item>
                <text:p text:style-name="P11">User is redirected to appropriate page</text:p>
              </text:list-item>
              <text:list-item>
                <text:p text:style-name="P11">Errors are displayed clearly</text:p>
              </text:list-item>
              <text:list-item>
                <text:p text:style-name="P11">Invalid credentials fail the login process</text:p>
              </text:list-item>
            </text:list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ID:</text:p>
          </table:table-cell>
          <table:table-cell table:style-name="Table4.B1" office:value-type="string">
            <text:p text:style-name="P10">S3.<text:span text:style-name="T1">3</text:span></text:p>
          </table:table-cell>
        </table:table-row>
        <table:table-row>
          <table:table-cell table:style-name="Table4.A2" office:value-type="string">
            <text:p text:style-name="P1">Title:</text:p>
          </table:table-cell>
          <table:table-cell table:style-name="Table4.B2" office:value-type="string">
            <text:p text:style-name="P10">User registration</text:p>
          </table:table-cell>
        </table:table-row>
        <table:table-row>
          <table:table-cell table:style-name="Table4.A2" office:value-type="string">
            <text:p text:style-name="P1">Description:</text:p>
          </table:table-cell>
          <table:table-cell table:style-name="Table4.B2" office:value-type="string">
            <text:p text:style-name="P10">As a user</text:p>
            <text:p text:style-name="P10"><text:soft-page-break/>I want to create an account</text:p>
            <text:p text:style-name="P10">so that I can use all functionalities</text:p>
            <text:p text:style-name="P10"/>
            <text:p text:style-name="P4">Specification: 2.2.2</text:p>
          </table:table-cell>
        </table:table-row>
        <table:table-row>
          <table:table-cell table:style-name="Table4.A2" office:value-type="string">
            <text:p text:style-name="P1">Acceptence:</text:p>
          </table:table-cell>
          <table:table-cell table:style-name="Table4.B2" office:value-type="string">
            <text:list text:continue-numbering="true" text:style-name="L1">
              <text:list-item>
                <text:p text:style-name="P11">Register form is displayed</text:p>
              </text:list-item>
              <text:list-item>
                <text:p text:style-name="P11">User’s input is validated</text:p>
              </text:list-item>
              <text:list-item>
                <text:p text:style-name="P11">User is redirected to appropriate page</text:p>
              </text:list-item>
              <text:list-item>
                <text:p text:style-name="P11">Errors are displayed clearly</text:p>
              </text:list-item>
              <text:list-item>
                <text:p text:style-name="P11">Verification email has been sent</text:p>
              </text:list-item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ID:</text:p>
          </table:table-cell>
          <table:table-cell table:style-name="Table5.B1" office:value-type="string">
            <text:p text:style-name="P4">S3.4</text:p>
          </table:table-cell>
        </table:table-row>
        <table:table-row>
          <table:table-cell table:style-name="Table5.A2" office:value-type="string">
            <text:p text:style-name="P1">Title:</text:p>
          </table:table-cell>
          <table:table-cell table:style-name="Table5.B2" office:value-type="string">
            <text:p text:style-name="P4">Reset forgoten password</text:p>
          </table:table-cell>
        </table:table-row>
        <table:table-row>
          <table:table-cell table:style-name="Table5.A2" office:value-type="string">
            <text:p text:style-name="P1">Description:</text:p>
          </table:table-cell>
          <table:table-cell table:style-name="Table5.B2" office:value-type="string">
            <text:p text:style-name="P4">As a user</text:p>
            <text:p text:style-name="P4">I want to reset my password</text:p>
            <text:p text:style-name="P4">so that I can get access to my account </text:p>
            <text:p text:style-name="P4">when I forget my credentials</text:p>
            <text:p text:style-name="P4"/>
            <text:p text:style-name="P4">Specification: 2.2.1 p<text:span text:style-name="T5">aragrph 2</text:span></text:p>
          </table:table-cell>
        </table:table-row>
        <table:table-row>
          <table:table-cell table:style-name="Table5.A2" office:value-type="string">
            <text:p text:style-name="P1">Acceptence:</text:p>
          </table:table-cell>
          <table:table-cell table:style-name="Table5.B2" office:value-type="string">
            <text:list text:continue-numbering="true" text:style-name="L1">
              <text:list-item>
                <text:p text:style-name="P12">Link for resetting password is visible</text:p>
              </text:list-item>
              <text:list-item>
                <text:p text:style-name="P12">Email with magic link is sent</text:p>
              </text:list-item>
              <text:list-item>
                <text:p text:style-name="P12">New password form is displayed</text:p>
              </text:list-item>
              <text:list-item>
                <text:p text:style-name="P12">New password is saved</text:p>
              </text:list-item>
              <text:list-item>
                <text:p text:style-name="P12">User can login same as in #S3.2</text:p>
              </text:list-item>
            </text:list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ID:</text:p>
          </table:table-cell>
          <table:table-cell table:style-name="Table6.B1" office:value-type="string">
            <text:p text:style-name="P13">S1.1</text:p>
          </table:table-cell>
        </table:table-row>
        <table:table-row>
          <table:table-cell table:style-name="Table6.A2" office:value-type="string">
            <text:p text:style-name="P1">Title:</text:p>
          </table:table-cell>
          <table:table-cell table:style-name="Table6.B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">Description:</text:p>
          </table:table-cell>
          <table:table-cell table:style-name="Table6.B2" office:value-type="string">
            <text:p text:style-name="P13">As an admin</text:p>
            <text:p text:style-name="P13">I can add new driver into the system</text:p>
            <text:p text:style-name="P13">so that they can drive a taxi</text:p>
          </table:table-cell>
        </table:table-row>
        <table:table-row>
          <table:table-cell table:style-name="Table6.A2" office:value-type="string">
            <text:p text:style-name="P1">Acceptence:</text:p>
          </table:table-cell>
          <table:table-cell table:style-name="Table6.B2" office:value-type="string">
            <text:list text:continue-numbering="true" text:style-name="L1">
              <text:list-item>
                <text:p text:style-name="P14">New driver form is visible</text:p>
              </text:list-item>
              <text:list-item>
                <text:p text:style-name="P15"><text:span text:style-name="T5">I</text:span>nput is validated</text:p>
              </text:list-item>
              <text:list-item>
                <text:p text:style-name="P15">Errors are displayed clearly</text:p>
              </text:list-item>
              <text:list-item>
                <text:p text:style-name="P14">Success message is displayed</text:p>
              </text:list-item>
              <text:list-item>
                <text:p text:style-name="P14">Activation link is sent to the driver</text:p>
              </text:list-item>
            </text:list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ID:</text:p>
          </table:table-cell>
          <table:table-cell table:style-name="Table7.B1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1">Title:</text:p>
          </table:table-cell>
          <table:table-cell table:style-name="Table7.B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1">Description:</text:p>
          </table:table-cell>
          <table:table-cell table:style-name="Table7.B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1">Acceptence:</text:p>
          </table:table-cell>
          <table:table-cell table:style-name="Table7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ID:</text:p>
          </table:table-cell>
          <table:table-cell table:style-name="Table8.B1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">Title:</text:p>
          </table:table-cell>
          <table:table-cell table:style-name="Table8.B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">Description:</text:p>
          </table:table-cell>
          <table:table-cell table:style-name="Table8.B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">Acceptence:</text:p>
          </table:table-cell>
          <table:table-cell table:style-name="Table8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ID:</text:p>
          </table:table-cell>
          <table:table-cell table:style-name="Table9.B1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">Title:</text:p>
          </table:table-cell>
          <table:table-cell table:style-name="Table9.B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">Description:</text:p>
          </table:table-cell>
          <table:table-cell table:style-name="Table9.B2" office:value-type="string">
            <text:p text:style-name="P16"/>
          </table:table-cell>
        </table:table-row>
        <table:table-row>
          <table:table-cell table:style-name="Table9.A2" office:value-type="string">
            <text:p text:style-name="P1">Acceptence:</text:p>
          </table:table-cell>
          <table:table-cell table:style-name="Table9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ID:</text:p>
          </table:table-cell>
          <table:table-cell table:style-name="Table10.B1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1">Title: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1">Description:</text:p>
          </table:table-cell>
          <table:table-cell table:style-name="Table10.B2" office:value-type="string">
            <text:p text:style-name="P16"/>
          </table:table-cell>
        </table:table-row>
        <table:table-row>
          <table:table-cell table:style-name="Table10.A2" office:value-type="string">
            <text:p text:style-name="P1">Acceptence:</text:p>
          </table:table-cell>
          <table:table-cell table:style-name="Table10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ID:</text:p>
          </table:table-cell>
          <table:table-cell table:style-name="Table11.B1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">Title:</text:p>
          </table:table-cell>
          <table:table-cell table:style-name="Table11.B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">Description:</text:p>
          </table:table-cell>
          <table:table-cell table:style-name="Table11.B2" office:value-type="string">
            <text:p text:style-name="P16"/>
          </table:table-cell>
        </table:table-row>
        <table:table-row>
          <table:table-cell table:style-name="Table11.A2" office:value-type="string">
            <text:p text:style-name="P1">Acceptence:</text:p>
          </table:table-cell>
          <table:table-cell table:style-name="Table11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ID:</text:p>
          </table:table-cell>
          <table:table-cell table:style-name="Table12.B1" office:value-type="string">
            <text:p text:style-name="P16"/>
          </table:table-cell>
        </table:table-row>
        <table:table-row>
          <table:table-cell table:style-name="Table12.A2" office:value-type="string">
            <text:p text:style-name="P1">Title:</text:p>
          </table:table-cell>
          <table:table-cell table:style-name="Table12.B2" office:value-type="string">
            <text:p text:style-name="P16"/>
          </table:table-cell>
        </table:table-row>
        <table:table-row>
          <table:table-cell table:style-name="Table12.A2" office:value-type="string">
            <text:p text:style-name="P1">Description:</text:p>
          </table:table-cell>
          <table:table-cell table:style-name="Table12.B2" office:value-type="string">
            <text:p text:style-name="P16"/>
          </table:table-cell>
        </table:table-row>
        <table:table-row>
          <table:table-cell table:style-name="Table12.A2" office:value-type="string">
            <text:p text:style-name="P1">Acceptence:</text:p>
          </table:table-cell>
          <table:table-cell table:style-name="Table12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">ID:</text:p>
          </table:table-cell>
          <table:table-cell table:style-name="Table13.B1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1">Title: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1">Description: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1">Acceptence:</text:p>
          </table:table-cell>
          <table:table-cell table:style-name="Table13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1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ID:</text:p>
          </table:table-cell>
          <table:table-cell table:style-name="Table14.B1" office:value-type="string">
            <text:p text:style-name="P16"/>
          </table:table-cell>
        </table:table-row>
        <table:table-row>
          <table:table-cell table:style-name="Table14.A2" office:value-type="string">
            <text:p text:style-name="P1">Title:</text:p>
          </table:table-cell>
          <table:table-cell table:style-name="Table14.B2" office:value-type="string">
            <text:p text:style-name="P16"/>
          </table:table-cell>
        </table:table-row>
        <table:table-row>
          <table:table-cell table:style-name="Table14.A2" office:value-type="string">
            <text:p text:style-name="P1">Description:</text:p>
          </table:table-cell>
          <table:table-cell table:style-name="Table14.B2" office:value-type="string">
            <text:p text:style-name="P16"/>
          </table:table-cell>
        </table:table-row>
        <table:table-row>
          <table:table-cell table:style-name="Table14.A2" office:value-type="string">
            <text:p text:style-name="P1">Acceptence:</text:p>
          </table:table-cell>
          <table:table-cell table:style-name="Table14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>ID:</text:p>
          </table:table-cell>
          <table:table-cell table:style-name="Table15.B1" office:value-type="string">
            <text:p text:style-name="P16"/>
          </table:table-cell>
        </table:table-row>
        <table:table-row>
          <table:table-cell table:style-name="Table15.A2" office:value-type="string">
            <text:p text:style-name="P1">Title:</text:p>
          </table:table-cell>
          <table:table-cell table:style-name="Table15.B2" office:value-type="string">
            <text:p text:style-name="P16"/>
          </table:table-cell>
        </table:table-row>
        <table:table-row>
          <table:table-cell table:style-name="Table15.A2" office:value-type="string">
            <text:p text:style-name="P1">Description:</text:p>
          </table:table-cell>
          <table:table-cell table:style-name="Table15.B2" office:value-type="string">
            <text:p text:style-name="P16"/>
          </table:table-cell>
        </table:table-row>
        <table:table-row>
          <table:table-cell table:style-name="Table15.A2" office:value-type="string">
            <text:p text:style-name="P1">Acceptence:</text:p>
          </table:table-cell>
          <table:table-cell table:style-name="Table15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ID:</text:p>
          </table:table-cell>
          <table:table-cell table:style-name="Table16.B1" office:value-type="string">
            <text:p text:style-name="P16"/>
          </table:table-cell>
        </table:table-row>
        <table:table-row>
          <table:table-cell table:style-name="Table16.A2" office:value-type="string">
            <text:p text:style-name="P1">Title:</text:p>
          </table:table-cell>
          <table:table-cell table:style-name="Table16.B2" office:value-type="string">
            <text:p text:style-name="P16"/>
          </table:table-cell>
        </table:table-row>
        <table:table-row>
          <table:table-cell table:style-name="Table16.A2" office:value-type="string">
            <text:p text:style-name="P1">Description:</text:p>
          </table:table-cell>
          <table:table-cell table:style-name="Table16.B2" office:value-type="string">
            <text:p text:style-name="P16"/>
          </table:table-cell>
        </table:table-row>
        <table:table-row>
          <table:table-cell table:style-name="Table16.A2" office:value-type="string">
            <text:p text:style-name="P1">Acceptence:</text:p>
          </table:table-cell>
          <table:table-cell table:style-name="Table16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ID:</text:p>
          </table:table-cell>
          <table:table-cell table:style-name="Table17.B1" office:value-type="string">
            <text:p text:style-name="P16"/>
          </table:table-cell>
        </table:table-row>
        <table:table-row>
          <table:table-cell table:style-name="Table17.A2" office:value-type="string">
            <text:p text:style-name="P1">Title:</text:p>
          </table:table-cell>
          <table:table-cell table:style-name="Table17.B2" office:value-type="string">
            <text:p text:style-name="P16"/>
          </table:table-cell>
        </table:table-row>
        <table:table-row>
          <table:table-cell table:style-name="Table17.A2" office:value-type="string">
            <text:p text:style-name="P1">Description:</text:p>
          </table:table-cell>
          <table:table-cell table:style-name="Table17.B2" office:value-type="string">
            <text:p text:style-name="P16"/>
          </table:table-cell>
        </table:table-row>
        <table:table-row>
          <table:table-cell table:style-name="Table17.A2" office:value-type="string">
            <text:p text:style-name="P1">Acceptence:</text:p>
          </table:table-cell>
          <table:table-cell table:style-name="Table17.B2" office:value-type="string">
            <text:list text:continue-numbering="true" text:style-name="L1">
              <text:list-item>
                <text:p text:style-name="P17"/>
              </text:list-item>
            </text:list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22:51:07.868825200</meta:creation-date>
    <dc:date>2025-12-07T00:02:36.124738008</dc:date>
    <meta:editing-duration>PT5M47S</meta:editing-duration>
    <meta:editing-cycles>1</meta:editing-cycles>
    <meta:document-statistic meta:table-count="17" meta:image-count="0" meta:object-count="0" meta:page-count="5" meta:paragraph-count="142" meta:word-count="478" meta:character-count="2708" meta:non-whitespace-character-count="2399"/>
    <meta:generator>LibreOffice/25.2.7.2$Linux_X86_64 LibreOffice_project/520$Build-2</meta:generator>
  </office:meta>
</office:document-meta>
</file>